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 style:data-style-name="N100">
      <style:table-cell-properties fo:background-color="transparent"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49.03mm" svg:height="62.24mm" svg:x="84.86mm" svg:y="3.19mm">
            <draw:object draw:notify-on-update-of-ranges="Tabelle1.C19:Tabelle1.F19 Tabelle1.B20:Tabelle1.B20 Tabelle1.C20:Tabelle1.F20 Tabelle1.B21:Tabelle1.B21 Tabelle1.C21:Tabelle1.F21 Tabelle1.B22:Tabelle1.B22 Tabelle1.C22:Tabelle1.F22 Tabelle1.B23:Tabelle1.B23 Tabelle1.C23:Tabelle1.F23 Tabelle1.B24:Tabelle1.B24 Tabelle1.C24:Tabelle1.F24 Tabelle1.B25:Tabelle1.B25 Tabelle1.C25:Tabelle1.F25 Tabelle1.B26:Tabelle1.B26 Tabelle1.C26:Tabelle1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9.11mm" svg:height="108.11mm" svg:x="22.57mm" svg:y="126.44mm">
            <draw:object draw:notify-on-update-of-ranges="Tabelle1.C19:Tabelle1.F19 Tabelle1.B20:Tabelle1.B20 Tabelle1.C20:Tabelle1.F20 Tabelle1.B21:Tabelle1.B21 Tabelle1.C21:Tabelle1.F21 Tabelle1.B22:Tabelle1.B22 Tabelle1.C22:Tabelle1.F22 Tabelle1.B23:Tabelle1.B23 Tabelle1.C23:Tabelle1.F23 Tabelle1.B24:Tabelle1.B24 Tabelle1.C24:Tabelle1.F24 Tabelle1.B25:Tabelle1.B25 Tabelle1.C25:Tabelle1.F25 Tabelle1.B26:Tabelle1.B26 Tabelle1.C26:Tabelle1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ounding Box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3" table:number-columns-repeated="8"/>
        </table:table-row>
        <table:table-row table:style-name="ro1" table:number-rows-repeated="4">
          <table:table-cell/>
          <table:table-cell table:style-name="ce3"/>
          <table:table-cell table:style-name="ce4"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Anzahl Punkte in 10³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mensione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style-name="ce6" office:value-type="float" office:value="0.000498" calcext:value-type="float">
            <text:p>0,000498</text:p>
          </table:table-cell>
          <table:table-cell table:style-name="ce6" office:value-type="float" office:value="0.003721" calcext:value-type="float">
            <text:p>0,003721</text:p>
          </table:table-cell>
          <table:table-cell table:style-name="ce6" office:value-type="float" office:value="0.007211" calcext:value-type="float">
            <text:p>0,007211</text:p>
          </table:table-cell>
          <table:table-cell table:style-name="ce6" office:value-type="float" office:value="0.07139" calcext:value-type="float">
            <text:p>0,071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D</text:p>
          </table:table-cell>
          <table:table-cell table:style-name="ce6" office:value-type="float" office:value="0.001642" calcext:value-type="float">
            <text:p>0,001642</text:p>
          </table:table-cell>
          <table:table-cell table:style-name="ce6" office:value-type="float" office:value="0.001983" calcext:value-type="float">
            <text:p>0,001983</text:p>
          </table:table-cell>
          <table:table-cell table:style-name="ce6" office:value-type="float" office:value="0.01447" calcext:value-type="float">
            <text:p>0,01447</text:p>
          </table:table-cell>
          <table:table-cell table:style-name="ce6" office:value-type="float" office:value="0.146" calcext:value-type="float">
            <text:p>0,1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table:style-name="ce6" office:value-type="float" office:value="0.002244" calcext:value-type="float">
            <text:p>0,002244</text:p>
          </table:table-cell>
          <table:table-cell table:style-name="ce6" office:value-type="float" office:value="0.008012" calcext:value-type="float">
            <text:p>0,008012</text:p>
          </table:table-cell>
          <table:table-cell table:style-name="ce6" office:value-type="float" office:value="0.04712" calcext:value-type="float">
            <text:p>0,04712</text:p>
          </table:table-cell>
          <table:table-cell table:style-name="ce6" office:value-type="float" office:value="0.8728" calcext:value-type="float">
            <text:p>0,87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D</text:p>
          </table:table-cell>
          <table:table-cell table:style-name="ce6" office:value-type="float" office:value="0.05247" calcext:value-type="float">
            <text:p>0,05247</text:p>
          </table:table-cell>
          <table:table-cell table:style-name="ce6" office:value-type="float" office:value="0.1049" calcext:value-type="float">
            <text:p>0,1049</text:p>
          </table:table-cell>
          <table:table-cell table:style-name="ce6" office:value-type="float" office:value="0.5466" calcext:value-type="float">
            <text:p>0,5466</text:p>
          </table:table-cell>
          <table:table-cell table:style-name="ce6" office:value-type="float" office:value="2.528" calcext:value-type="float">
            <text:p>2,5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D</text:p>
          </table:table-cell>
          <table:table-cell table:style-name="ce6" office:value-type="float" office:value="0.2577" calcext:value-type="float">
            <text:p>0,2577</text:p>
          </table:table-cell>
          <table:table-cell table:style-name="ce6" office:value-type="float" office:value="1.99" calcext:value-type="float">
            <text:p>1,99</text:p>
          </table:table-cell>
          <table:table-cell table:style-name="ce6" office:value-type="float" office:value="12.1" calcext:value-type="float">
            <text:p>12,1</text:p>
          </table:table-cell>
          <table:table-cell table:style-name="ce6" office:value-type="float" office:value="53.41" calcext:value-type="float">
            <text:p>53,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D</text:p>
          </table:table-cell>
          <table:table-cell table:style-name="ce6" office:value-type="float" office:value="3.274" calcext:value-type="float">
            <text:p>3,274</text:p>
          </table:table-cell>
          <table:table-cell table:style-name="ce6" office:value-type="float" office:value="46.65" calcext:value-type="float">
            <text:p>46,65</text:p>
          </table:table-cell>
          <table:table-cell table:style-name="ce6" office:value-type="float" office:value="323.5" calcext:value-type="float">
            <text:p>323,5</text:p>
          </table:table-cell>
          <table:table-cell table:style-name="ce6"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8D</text:p>
          </table:table-cell>
          <table:table-cell table:style-name="ce6" office:value-type="float" office:value="65.96" calcext:value-type="float">
            <text:p>65,96</text:p>
          </table:table-cell>
          <table:table-cell table:style-name="ce6" office:value-type="float" office:value="1123" calcext:value-type="float">
            <text:p>1123</text:p>
          </table:table-cell>
          <table:table-cell table:style-name="ce6" office:value-type="float" office:value="8573" calcext:value-type="float">
            <text:p>8573</text:p>
          </table:table-cell>
          <table:table-cell table:style-name="ce7"/>
          <table:table-cell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 table:visibility="collapse">
          <table:table-cell table:number-columns-repeated="9"/>
        </table:table-row>
        <table:table-row table:style-name="ro1" table:visibility="collapse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2:54:31.4959571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47:41.912367479</meta:creation-date>
    <dc:date>2018-06-18T15:11:19.786191354</dc:date>
    <meta:editing-duration>PT3H50M35S</meta:editing-duration>
    <meta:editing-cycles>29</meta:editing-cycles>
    <meta:generator>LibreOffice/6.0.3.2$Linux_X86_64 LibreOffice_project/0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pline-resolution="100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00" chart:origin="0" chart:interval-major="10" chart:interval-minor-divis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4cm" svg:height="6.225cm" xlink:href=".." xlink:type="simple" chart:class="chart:line" chart:style-name="ch1">
        <chart:title svg:x="11.482cm" svg:y="0.259cm" chart:style-name="ch2">
          <text:p>qhull plot</text:p>
        </chart:title>
        <chart:legend chart:legend-position="end" svg:x="23.137cm" svg:y="1.595cm" style:legend-expansion="high" chart:style-name="ch3"/>
        <chart:plot-area chart:style-name="ch4" table:cell-range-address="Tabelle1.C19:Tabelle1.F25 Tabelle1.B19:Tabelle1.B26 Tabelle1.C26:Tabelle1.E26" chart:data-source-has-labels="both" svg:x="3.515cm" svg:y="1.109cm" svg:width="18.29cm" svg:height="4.649cm">
          <chartooo:coordinate-region svg:x="4.507cm" svg:y="1.109cm" svg:width="16.926cm" svg:height="4.081cm"/>
          <chart:axis chart:dimension="x" chart:name="primary-x" chart:style-name="ch5" chartooo:axis-type="auto">
            <chartooo:date-scale/>
            <chart:title svg:x="11.2cm" svg:y="5.717cm" chart:style-name="ch6">
              <text:p>Anzahl Punkte / 10³</text:p>
            </chart:title>
            <chart:categories table:cell-range-address="Tabelle1.C19:Tabelle1.F19"/>
          </chart:axis>
          <chart:axis chart:dimension="y" chart:name="primary-y" chart:style-name="ch7">
            <chart:title svg:x="2.509cm" svg:y="4.681cm" chart:style-name="ch8">
              <text:p>Benötigte Zeit / s</text:p>
            </chart:title>
          </chart:axis>
          <chart:series chart:style-name="ch9" chart:values-cell-range-address="Tabelle1.C20:Tabelle1.F20" chart:label-cell-address="Tabelle1.B20:Tabelle1.B20" chart:class="chart:line">
            <chart:data-point chart:repeated="4"/>
          </chart:series>
          <chart:series chart:style-name="ch10" chart:values-cell-range-address="Tabelle1.C21:Tabelle1.F21" chart:label-cell-address="Tabelle1.B21:Tabelle1.B21" chart:class="chart:line">
            <chart:data-point chart:repeated="4"/>
          </chart:series>
          <chart:series chart:style-name="ch11" chart:values-cell-range-address="Tabelle1.C22:Tabelle1.F22" chart:label-cell-address="Tabelle1.B22:Tabelle1.B22" chart:class="chart:line">
            <chart:data-point chart:repeated="4"/>
          </chart:series>
          <chart:series chart:style-name="ch12" chart:values-cell-range-address="Tabelle1.C23:Tabelle1.F23" chart:label-cell-address="Tabelle1.B23:Tabelle1.B23" chart:class="chart:line">
            <chart:data-point chart:repeated="4"/>
          </chart:series>
          <chart:series chart:style-name="ch13" chart:values-cell-range-address="Tabelle1.C24:Tabelle1.F24" chart:label-cell-address="Tabelle1.B24:Tabelle1.B24" chart:class="chart:line">
            <chart:data-point chart:repeated="4"/>
          </chart:series>
          <chart:series chart:style-name="ch14" chart:values-cell-range-address="Tabelle1.C25:Tabelle1.F25" chart:label-cell-address="Tabelle1.B25:Tabelle1.B25" chart:class="chart:line">
            <chart:data-point chart:repeated="4"/>
          </chart:series>
          <chart:series chart:style-name="ch15" chart:values-cell-range-address="Tabelle1.C26:Tabelle1.E26" chart:label-cell-address="Tabelle1.B26:Tabelle1.B26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C19:Tabelle1.F1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2D</text:p>
                <draw:g>
                  <svg:desc>Tabelle1.B20:Tabelle1.B20</svg:desc>
                </draw:g>
              </table:table-cell>
              <table:table-cell office:value-type="float" office:value="0.000498">
                <text:p>0.000498</text:p>
                <draw:g>
                  <svg:desc>Tabelle1.C20:Tabelle1.F20</svg:desc>
                </draw:g>
              </table:table-cell>
              <table:table-cell office:value-type="float" office:value="0.003721">
                <text:p>0.003721</text:p>
              </table:table-cell>
              <table:table-cell office:value-type="float" office:value="0.007211">
                <text:p>0.007211</text:p>
              </table:table-cell>
              <table:table-cell office:value-type="float" office:value="0.07139">
                <text:p>0.07139</text:p>
              </table:table-cell>
            </table:table-row>
            <table:table-row>
              <table:table-cell office:value-type="string">
                <text:p>3D</text:p>
                <draw:g>
                  <svg:desc>Tabelle1.B21:Tabelle1.B21</svg:desc>
                </draw:g>
              </table:table-cell>
              <table:table-cell office:value-type="float" office:value="0.001642">
                <text:p>0.001642</text:p>
                <draw:g>
                  <svg:desc>Tabelle1.C21:Tabelle1.F21</svg:desc>
                </draw:g>
              </table:table-cell>
              <table:table-cell office:value-type="float" office:value="0.001983">
                <text:p>0.001983</text:p>
              </table:table-cell>
              <table:table-cell office:value-type="float" office:value="0.01447">
                <text:p>0.0144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4D</text:p>
                <draw:g>
                  <svg:desc>Tabelle1.B22:Tabelle1.B22</svg:desc>
                </draw:g>
              </table:table-cell>
              <table:table-cell office:value-type="float" office:value="0.002244">
                <text:p>0.002244</text:p>
                <draw:g>
                  <svg:desc>Tabelle1.C22:Tabelle1.F22</svg:desc>
                </draw:g>
              </table:table-cell>
              <table:table-cell office:value-type="float" office:value="0.008012">
                <text:p>0.008012</text:p>
              </table:table-cell>
              <table:table-cell office:value-type="float" office:value="0.04712">
                <text:p>0.04712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5D</text:p>
                <draw:g>
                  <svg:desc>Tabelle1.B23:Tabelle1.B23</svg:desc>
                </draw:g>
              </table:table-cell>
              <table:table-cell office:value-type="float" office:value="0.05247">
                <text:p>0.05247</text:p>
                <draw:g>
                  <svg:desc>Tabelle1.C23:Tabelle1.F23</svg:desc>
                </draw:g>
              </table:table-cell>
              <table:table-cell office:value-type="float" office:value="0.1049">
                <text:p>0.1049</text:p>
              </table:table-cell>
              <table:table-cell office:value-type="float" office:value="0.5466">
                <text:p>0.5466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6D</text:p>
                <draw:g>
                  <svg:desc>Tabelle1.B24:Tabelle1.B24</svg:desc>
                </draw:g>
              </table:table-cell>
              <table:table-cell office:value-type="float" office:value="0.2577">
                <text:p>0.2577</text:p>
                <draw:g>
                  <svg:desc>Tabelle1.C24:Tabelle1.F24</svg:desc>
                </draw:g>
              </table:table-cell>
              <table:table-cell office:value-type="float" office:value="1.99">
                <text:p>1.99</text:p>
              </table:table-cell>
              <table:table-cell office:value-type="float" office:value="12.1">
                <text:p>12.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7D</text:p>
                <draw:g>
                  <svg:desc>Tabelle1.B25:Tabelle1.B25</svg:desc>
                </draw:g>
              </table:table-cell>
              <table:table-cell office:value-type="float" office:value="3.274">
                <text:p>3.274</text:p>
                <draw:g>
                  <svg:desc>Tabelle1.C25:Tabelle1.F25</svg:desc>
                </draw:g>
              </table:table-cell>
              <table:table-cell office:value-type="float" office:value="46.65">
                <text:p>46.65</text:p>
              </table:table-cell>
              <table:table-cell office:value-type="float" office:value="323.5">
                <text:p>323.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8D</text:p>
                <draw:g>
                  <svg:desc>Tabelle1.B26:Tabelle1.B26</svg:desc>
                </draw:g>
              </table:table-cell>
              <table:table-cell office:value-type="float" office:value="65.96">
                <text:p>65.96</text:p>
                <draw:g>
                  <svg:desc>Tabelle1.C26:Tabelle1.E26</svg:desc>
                </draw:g>
              </table:table-cell>
              <table:table-cell office:value-type="float" office:value="1123">
                <text:p>1123</text:p>
              </table:table-cell>
              <table:table-cell office:value-type="float" office:value="8573">
                <text:p>8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pline-resolution="100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12cm" svg:height="10.812cm" xlink:href=".." xlink:type="simple" chart:class="chart:line" chart:style-name="ch1">
        <chart:title svg:x="11.486cm" svg:y="0.351cm" chart:style-name="ch2">
          <text:p>qhull plot</text:p>
        </chart:title>
        <chart:legend chart:legend-position="end" svg:x="23.145cm" svg:y="3.889cm" style:legend-expansion="high" chart:style-name="ch3"/>
        <chart:plot-area chart:style-name="ch4" table:cell-range-address="Tabelle1.C19:Tabelle1.F25 Tabelle1.B19:Tabelle1.B26 Tabelle1.C26:Tabelle1.E26" chart:data-source-has-labels="both" svg:x="3.225cm" svg:y="1.766cm" svg:width="18.586cm" svg:height="7.816cm">
          <chartooo:coordinate-region svg:x="4.508cm" svg:y="1.926cm" svg:width="16.931cm" svg:height="7.088cm"/>
          <chart:axis chart:dimension="x" chart:name="primary-x" chart:style-name="ch5" chartooo:axis-type="auto">
            <chartooo:date-scale/>
            <chart:title svg:x="10.939cm" svg:y="9.798cm" chart:style-name="ch6">
              <text:p>Anzahl Punkte / 10^3</text:p>
            </chart:title>
            <chart:categories table:cell-range-address="Tabelle1.C19:Tabelle1.F19"/>
          </chart:axis>
          <chart:axis chart:dimension="y" chart:name="primary-y" chart:style-name="ch7">
            <chart:title svg:x="2.219cm" svg:y="6.922cm" chart:style-name="ch8">
              <text:p>Benötigte Zeit / s</text:p>
            </chart:title>
          </chart:axis>
          <chart:series chart:style-name="ch9" chart:values-cell-range-address="Tabelle1.C20:Tabelle1.F20" chart:label-cell-address="Tabelle1.B20:Tabelle1.B20" chart:class="chart:line">
            <chart:data-point chart:repeated="4"/>
          </chart:series>
          <chart:series chart:style-name="ch10" chart:values-cell-range-address="Tabelle1.C21:Tabelle1.F21" chart:label-cell-address="Tabelle1.B21:Tabelle1.B21" chart:class="chart:line">
            <chart:data-point chart:repeated="4"/>
          </chart:series>
          <chart:series chart:style-name="ch11" chart:values-cell-range-address="Tabelle1.C22:Tabelle1.F22" chart:label-cell-address="Tabelle1.B22:Tabelle1.B22" chart:class="chart:line">
            <chart:data-point chart:repeated="4"/>
          </chart:series>
          <chart:series chart:style-name="ch12" chart:values-cell-range-address="Tabelle1.C23:Tabelle1.F23" chart:label-cell-address="Tabelle1.B23:Tabelle1.B23" chart:class="chart:line">
            <chart:data-point chart:repeated="4"/>
          </chart:series>
          <chart:series chart:style-name="ch13" chart:values-cell-range-address="Tabelle1.C24:Tabelle1.F24" chart:label-cell-address="Tabelle1.B24:Tabelle1.B24" chart:class="chart:line">
            <chart:data-point chart:repeated="4"/>
          </chart:series>
          <chart:series chart:style-name="ch14" chart:values-cell-range-address="Tabelle1.C25:Tabelle1.F25" chart:label-cell-address="Tabelle1.B25:Tabelle1.B25" chart:class="chart:line">
            <chart:data-point chart:repeated="4"/>
          </chart:series>
          <chart:series chart:style-name="ch15" chart:values-cell-range-address="Tabelle1.C26:Tabelle1.E26" chart:label-cell-address="Tabelle1.B26:Tabelle1.B26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abelle1.C19:Tabelle1.F1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2D</text:p>
                <draw:g>
                  <svg:desc>Tabelle1.B20:Tabelle1.B20</svg:desc>
                </draw:g>
              </table:table-cell>
              <table:table-cell office:value-type="float" office:value="0.000498">
                <text:p>0.000498</text:p>
                <draw:g>
                  <svg:desc>Tabelle1.C20:Tabelle1.F20</svg:desc>
                </draw:g>
              </table:table-cell>
              <table:table-cell office:value-type="float" office:value="0.003721">
                <text:p>0.003721</text:p>
              </table:table-cell>
              <table:table-cell office:value-type="float" office:value="0.007211">
                <text:p>0.007211</text:p>
              </table:table-cell>
              <table:table-cell office:value-type="float" office:value="0.07139">
                <text:p>0.07139</text:p>
              </table:table-cell>
            </table:table-row>
            <table:table-row>
              <table:table-cell office:value-type="string">
                <text:p>3D</text:p>
                <draw:g>
                  <svg:desc>Tabelle1.B21:Tabelle1.B21</svg:desc>
                </draw:g>
              </table:table-cell>
              <table:table-cell office:value-type="float" office:value="0.001642">
                <text:p>0.001642</text:p>
                <draw:g>
                  <svg:desc>Tabelle1.C21:Tabelle1.F21</svg:desc>
                </draw:g>
              </table:table-cell>
              <table:table-cell office:value-type="float" office:value="0.001983">
                <text:p>0.001983</text:p>
              </table:table-cell>
              <table:table-cell office:value-type="float" office:value="0.01447">
                <text:p>0.0144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4D</text:p>
                <draw:g>
                  <svg:desc>Tabelle1.B22:Tabelle1.B22</svg:desc>
                </draw:g>
              </table:table-cell>
              <table:table-cell office:value-type="float" office:value="0.002244">
                <text:p>0.002244</text:p>
                <draw:g>
                  <svg:desc>Tabelle1.C22:Tabelle1.F22</svg:desc>
                </draw:g>
              </table:table-cell>
              <table:table-cell office:value-type="float" office:value="0.008012">
                <text:p>0.008012</text:p>
              </table:table-cell>
              <table:table-cell office:value-type="float" office:value="0.04712">
                <text:p>0.04712</text:p>
              </table:table-cell>
              <table:table-cell office:value-type="float" office:value="0.8728">
                <text:p>0.8728</text:p>
              </table:table-cell>
            </table:table-row>
            <table:table-row>
              <table:table-cell office:value-type="string">
                <text:p>5D</text:p>
                <draw:g>
                  <svg:desc>Tabelle1.B23:Tabelle1.B23</svg:desc>
                </draw:g>
              </table:table-cell>
              <table:table-cell office:value-type="float" office:value="0.05247">
                <text:p>0.05247</text:p>
                <draw:g>
                  <svg:desc>Tabelle1.C23:Tabelle1.F23</svg:desc>
                </draw:g>
              </table:table-cell>
              <table:table-cell office:value-type="float" office:value="0.1049">
                <text:p>0.1049</text:p>
              </table:table-cell>
              <table:table-cell office:value-type="float" office:value="0.5466">
                <text:p>0.5466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6D</text:p>
                <draw:g>
                  <svg:desc>Tabelle1.B24:Tabelle1.B24</svg:desc>
                </draw:g>
              </table:table-cell>
              <table:table-cell office:value-type="float" office:value="0.2577">
                <text:p>0.2577</text:p>
                <draw:g>
                  <svg:desc>Tabelle1.C24:Tabelle1.F24</svg:desc>
                </draw:g>
              </table:table-cell>
              <table:table-cell office:value-type="float" office:value="1.99">
                <text:p>1.99</text:p>
              </table:table-cell>
              <table:table-cell office:value-type="float" office:value="12.1">
                <text:p>12.1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7D</text:p>
                <draw:g>
                  <svg:desc>Tabelle1.B25:Tabelle1.B25</svg:desc>
                </draw:g>
              </table:table-cell>
              <table:table-cell office:value-type="float" office:value="3.274">
                <text:p>3.274</text:p>
                <draw:g>
                  <svg:desc>Tabelle1.C25:Tabelle1.F25</svg:desc>
                </draw:g>
              </table:table-cell>
              <table:table-cell office:value-type="float" office:value="46.65">
                <text:p>46.65</text:p>
              </table:table-cell>
              <table:table-cell office:value-type="float" office:value="323.5">
                <text:p>323.5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8D</text:p>
                <draw:g>
                  <svg:desc>Tabelle1.B26:Tabelle1.B26</svg:desc>
                </draw:g>
              </table:table-cell>
              <table:table-cell office:value-type="float" office:value="65.96">
                <text:p>65.96</text:p>
                <draw:g>
                  <svg:desc>Tabelle1.C26:Tabelle1.E26</svg:desc>
                </draw:g>
              </table:table-cell>
              <table:table-cell office:value-type="float" office:value="1123">
                <text:p>1123</text:p>
              </table:table-cell>
              <table:table-cell office:value-type="float" office:value="8573">
                <text:p>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